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7.6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2.237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/>
          <table:table-cell table:style-name="ce3" office:value-type="string">
            <text:p>AT&amp;T</text:p>
          </table:table-cell>
          <table:table-cell table:style-name="ce3" office:value-type="string">
            <text:p>Intel</text:p>
          </table:table-cell>
          <table:table-cell table:style-name="ce1" table:number-columns-repeated="1020"/>
        </table:table-row>
        <table:table-row table:style-name="ro3">
          <table:table-cell/>
          <table:table-cell table:style-name="ce4" office:value-type="string">
            <text:p>Porządek argumentów</text:p>
          </table:table-cell>
          <table:table-cell table:style-name="ce5" office:value-type="string">
            <text:p>Parametr źródłowy przed docelowym</text:p>
            <text:p/>
            <text:p>eax := 5 </text:p>
            <text:p>zapisujemy jako </text:p>
            <text:p>mov $5, %eax</text:p>
          </table:table-cell>
          <table:table-cell table:style-name="ce5" office:value-type="string">
            <text:p>Parametr docelowy przed źródłowym</text:p>
            <text:p/>
            <text:p>eax := 5</text:p>
            <text:p>zapisujemy jako</text:p>
            <text:p>mov eax, 5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>
            <text:p>Rozmiar argumentów</text:p>
          </table:table-cell>
          <table:table-cell table:style-name="ce5" office:value-type="string">
            <text:p>Mnemoniki na końcu posiadają przyrostek, </text:p>
            <text:p>oznaczający rozmiar argumentu </text:p>
            <text:p>(np. 'q' oznacza qword, 'l' oznacza long)</text:p>
            <text:p/>
            <text:p>add<text:span text:style-name="T1">l</text:span><text:span text:style-name="T2"> $4, %esp</text:span></text:p>
          </table:table-cell>
          <table:table-cell table:style-name="ce5" office:value-type="string">
            <text:p>Wywnioskowane z nazwy użytego rejestru</text:p>
            <text:p><text:s/>(np. rax, eax, ax, al oznaczają </text:p>
            <text:p>odpowiednio qword, long, word, byte)</text:p>
            <text:p/>
            <text:p>add esp, 4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>
            <text:p>Typy zmiennych</text:p>
          </table:table-cell>
          <table:table-cell table:style-name="ce5" office:value-type="string">
            <text:p>Argumenty muszą być poprzedzane </text:p>
            <text:p>znakiem '$', a rejestry znakiem '%'</text:p>
          </table:table-cell>
          <table:table-cell table:style-name="ce5" office:value-type="string">
            <text:p>Asembler automatycznie wykrywa, czy </text:p>
            <text:p>dany argument jest stałą, zmienną, </text:p>
            <text:p>rejestrem, liczbą, itp..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>
            <text:p>Adresowanie</text:p>
          </table:table-cell>
          <table:table-cell table:style-name="ce5" office:value-type="string">
            <text:p>Ogólna składnia:</text:p>
            <text:p>DISP(BASE,INDEX,SCALE)</text:p>
            <text:p/>
            <text:p>movl mem_location(%ebx,%ecx,4), %eax</text:p>
          </table:table-cell>
          <table:table-cell table:style-name="ce5" office:value-type="string">
            <text:p>Wykorzystuje zmienne i nawiasy </text:p>
            <text:p>kwadratowe, dodatkowo muszą </text:p>
            <text:p>być użyte słowa kluczowe oznaczjące </text:p>
            <text:p>rozmiar argumentu</text:p>
            <text:p/>
            <text:p>mov eas, dword [ebx + ecx*4 + mem_location]</text:p>
          </table:table-cell>
          <table:table-cell table:number-columns-repeated="1020"/>
        </table:table-row>
        <table:table-row table:style-name="ro1" table:number-rows-repeated="10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oslaw Szczesniak</meta:initial-creator>
    <meta:creation-date>2013-05-15T20:52:23</meta:creation-date>
    <dc:date>2013-05-15T21:19:50</dc:date>
    <dc:creator>Jaroslaw Szczesniak</dc:creator>
    <meta:editing-duration>PT12M17S</meta:editing-duration>
    <meta:editing-cycles>1</meta:editing-cycles>
    <meta:document-statistic meta:table-count="3" meta:cell-count="14" meta:object-count="0"/>
    <meta:generator>LibreOffice/3.5$Linux_x86 LibreOffice_project/350m1$Build-2</meta:generator>
  </office:meta>
</office:document-meta>
</file>